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textarea-vertical-align="middle" draw:shadow="hidden"/>
    </style:style>
    <style:style style:name="gr3" style:family="graphic" style:parent-style-name="standard">
      <style:graphic-properties draw:stroke="none" svg:stroke-color="#000000" draw:fill="none" draw:fill-color="#ffffff" fo:min-height="1.426cm" draw:shadow="hidden"/>
    </style:style>
    <style:style style:name="gr4" style:family="graphic" style:parent-style-name="standard">
      <style:graphic-properties draw:stroke="none" svg:stroke-color="#000000" draw:fill="none" draw:fill-color="#ffffff" fo:min-height="1.595cm" draw:shadow="hidden"/>
    </style:style>
    <style:style style:name="gr5" style:family="graphic" style:parent-style-name="standard">
      <style:graphic-properties draw:stroke="none" svg:stroke-color="#000000" draw:fill="none" draw:fill-color="#ffffff" fo:min-height="2.413cm" draw:shadow="hidden"/>
    </style:style>
    <style:style style:name="gr6" style:family="graphic" style:parent-style-name="objectwithoutfill">
      <style:graphic-properties draw:stroke="dash" draw:stroke-dash="Fine_20_Dotted" svg:stroke-width="0.152cm" draw:marker-start-width="0.432cm" draw:marker-end-width="0.432cm" draw:fill="none" draw:textarea-vertical-align="middle" fo:padding-top="0.201cm" fo:padding-bottom="0.201cm" fo:padding-left="0.326cm" fo:padding-right="0.326cm" draw:shadow="hidden"/>
    </style:style>
    <style:style style:name="gr7" style:family="graphic" style:parent-style-name="objectwithoutfill">
      <style:graphic-properties draw:stroke="dash" draw:stroke-dash="Fine_20_Dotted" svg:stroke-width="0.102cm" draw:marker-start-width="0.356cm" draw:marker-end-width="0.356cm" draw:fill="none" draw:textarea-vertical-align="middle" fo:padding-top="0.176cm" fo:padding-bottom="0.176cm" fo:padding-left="0.301cm" fo:padding-right="0.301cm" draw:shadow="hidden"/>
    </style:style>
    <style:style style:name="gr8" style:family="graphic" style:parent-style-name="standard">
      <style:graphic-properties draw:marker-start="Arrow" draw:marker-end="Arrow" draw:textarea-vertical-align="middle" draw:shadow="hidden"/>
    </style:style>
    <style:style style:name="gr9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stroke="none" svg:stroke-color="#000000" draw:fill="none" draw:fill-color="#ffffff" fo:min-height="0.766cm" draw:shadow="hidden"/>
    </style:style>
    <style:style style:name="gr11" style:family="graphic" style:parent-style-name="standard">
      <style:graphic-properties draw:marker-end="Arrow" draw:textarea-vertical-align="middle" draw:shadow="hidden"/>
    </style:style>
    <style:style style:name="gr12" style:family="graphic" style:parent-style-name="standard">
      <style:graphic-properties svg:stroke-width="0.102cm" draw:marker-start="" draw:marker-start-width="0.356cm" draw:marker-end="Arrow" draw:marker-end-width="0.356cm" draw:textarea-vertical-align="middle" fo:padding-top="0.176cm" fo:padding-bottom="0.176cm" fo:padding-left="0.301cm" fo:padding-right="0.301cm" draw:shadow="hidden"/>
    </style:style>
    <style:style style:name="gr13" style:family="graphic" style:parent-style-name="standard">
      <style:graphic-properties svg:stroke-width="0.102cm" draw:marker-start-width="0.356cm" draw:marker-end="Arrow" draw:marker-end-width="0.356cm" draw:textarea-vertical-align="middle" fo:padding-top="0.176cm" fo:padding-bottom="0.176cm" fo:padding-left="0.301cm" fo:padding-right="0.301cm" draw:shadow="hidden"/>
    </style:style>
    <style:style style:name="gr14" style:family="graphic" style:parent-style-name="standard">
      <style:graphic-properties draw:stroke="none" svg:stroke-color="#000000" draw:fill="none" draw:fill-color="#ffffff" fo:min-height="1.143cm" draw:shadow="hidden"/>
    </style:style>
    <style:style style:name="gr15" style:family="graphic" style:parent-style-name="standard">
      <style:graphic-properties draw:stroke="none" svg:stroke-color="#000000" draw:fill="none" draw:fill-color="#ffffff" fo:min-height="0.762cm" draw:shadow="hidden"/>
    </style:style>
    <style:style style:name="gr16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17" style:family="graphic" style:parent-style-name="standard">
      <style:graphic-properties svg:stroke-width="0.102cm" draw:marker-start="Arrow" draw:marker-start-width="0.356cm" draw:marker-end="Arrow" draw:marker-end-width="0.356cm" draw:textarea-vertical-align="middle" fo:padding-top="0.176cm" fo:padding-bottom="0.176cm" fo:padding-left="0.301cm" fo:padding-right="0.301cm" draw:shadow="hidden"/>
    </style:style>
    <style:style style:name="gr18" style:family="graphic" style:parent-style-name="standard">
      <style:graphic-properties svg:stroke-width="0.102cm" draw:marker-start="Arrow" draw:marker-start-width="0.356cm" draw:marker-end="Arrow" draw:marker-end-width="0.356cm" draw:textarea-vertical-align="middle" fo:padding-top="0.175cm" fo:padding-bottom="0.175cm" fo:padding-left="0.3cm" fo:padding-right="0.3cm" draw:shadow="hidden"/>
    </style:style>
    <style:style style:name="gr19" style:family="graphic" style:parent-style-name="standard">
      <style:graphic-properties svg:stroke-width="0.051cm" draw:marker-start-width="0.279cm" draw:marker-end="Arrow" draw:marker-end-width="0.279cm" draw:textarea-vertical-align="middle" fo:padding-top="0.15cm" fo:padding-bottom="0.15cm" fo:padding-left="0.275cm" fo:padding-right="0.275cm" draw:shadow="hidden"/>
    </style:style>
    <style:style style:name="gr20" style:family="graphic" style:parent-style-name="objectwithoutfill">
      <style:graphic-properties svg:stroke-width="0.102cm" draw:marker-start-width="0.356cm" draw:marker-end="Arrow" draw:marker-end-width="0.356cm" draw:fill="none" draw:textarea-vertical-align="middle" fo:padding-top="0.176cm" fo:padding-bottom="0.176cm" fo:padding-left="0.301cm" fo:padding-right="0.301cm" draw:shadow="hidden"/>
    </style:style>
    <style:style style:name="gr21" style:family="graphic" style:parent-style-name="objectwithoutfill">
      <style:graphic-properties draw:stroke="dash" draw:stroke-dash="Fine_20_Dotted" svg:stroke-width="0.102cm" draw:marker-start-width="0.356cm" draw:marker-end="Arrow" draw:marker-end-width="0.356cm" draw:fill="none" draw:textarea-vertical-align="middle" fo:padding-top="0.176cm" fo:padding-bottom="0.176cm" fo:padding-left="0.301cm" fo:padding-right="0.301cm" draw:shadow="hidden"/>
    </style:style>
    <style:style style:name="gr22" style:family="graphic" style:parent-style-name="standard">
      <style:graphic-properties draw:stroke="none" svg:stroke-color="#000000" draw:fill="none" draw:fill-color="#ffffff" fo:min-height="1.651cm" draw:shadow="hidden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7.441cm" svg:height="6.896cm" svg:x="23.003cm" svg:y="9.674cm">
          <text:p text:style-name="P1">Agent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1" draw:id="id1" draw:layer="layout" svg:width="6.868cm" svg:height="2.018cm" svg:x="9.307cm" svg:y="6.815cm">
          <text:p text:style-name="P1">Agent Attributes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xml:id="id3" draw:id="id3" draw:layer="layout" svg:width="6.868cm" svg:height="1.682cm" svg:x="9.146cm" svg:y="12.229cm">
          <text:p text:style-name="P1">Agent ID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xml:id="id4" draw:id="id4" draw:layer="layout" svg:width="7.011cm" svg:height="2.018cm" svg:x="9.112cm" svg:y="17.243cm">
          <text:p text:style-name="P1">Agent Behaviour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xml:id="id5" draw:id="id5" draw:layer="layout" svg:width="6.868cm" svg:height="2.019cm" svg:x="36.089cm" svg:y="12.086cm">
          <text:p text:style-name="P1">Agent Universe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2" draw:text-style-name="P1" draw:layer="layout" svg:x1="16.175cm" svg:y1="7.824cm" svg:x2="23.003cm" svg:y2="13.122cm" draw:start-shape="id1" draw:end-shape="id2" svg:d="m16175 7824h3414v5298h3414" svg:viewBox="0 0 6829 5299">
          <text:p/>
        </draw:connector>
        <draw:connector draw:style-name="gr2" draw:text-style-name="P1" draw:layer="layout" svg:x1="16.014cm" svg:y1="13.07cm" svg:x2="16.014cm" svg:y2="13.07cm" draw:start-shape="id3" draw:end-shape="id3" svg:d="" svg:viewBox="0 0 1 1">
          <text:p/>
        </draw:connector>
        <draw:connector draw:style-name="gr2" draw:text-style-name="P1" draw:layer="layout" svg:x1="16.014cm" svg:y1="13.07cm" svg:x2="16.014cm" svg:y2="13.07cm" draw:start-shape="id3" draw:end-shape="id3" svg:d="" svg:viewBox="0 0 1 1">
          <text:p/>
        </draw:connector>
        <draw:connector draw:style-name="gr2" draw:text-style-name="P1" draw:layer="layout" svg:x1="16.014cm" svg:y1="13.07cm" svg:x2="23.003cm" svg:y2="13.122cm" draw:start-shape="id3" draw:end-shape="id2" svg:d="m16014 13070h3495v52h3494" svg:viewBox="0 0 6990 53">
          <text:p/>
        </draw:connector>
        <draw:connector draw:style-name="gr2" draw:text-style-name="P1" draw:layer="layout" svg:x1="16.123cm" svg:y1="18.252cm" svg:x2="16.123cm" svg:y2="18.252cm" draw:start-shape="id4" draw:end-shape="id4" svg:d="" svg:viewBox="0 0 1 1">
          <text:p/>
        </draw:connector>
        <draw:connector draw:style-name="gr2" draw:text-style-name="P1" draw:layer="layout" svg:x1="16.123cm" svg:y1="18.252cm" svg:x2="23.003cm" svg:y2="13.122cm" draw:start-shape="id4" draw:end-shape="id2" svg:d="m16123 18252h3440v-5130h3440" svg:viewBox="0 0 6881 5131">
          <text:p/>
        </draw:connector>
        <draw:frame draw:style-name="gr3" draw:text-style-name="P2" draw:layer="layout" svg:width="2.146cm" svg:height="1.676cm" svg:x="20.68cm" svg:y="11.861cm">
          <draw:text-box>
            <text:p><text:span text:style-name="T1">HAS</text:span></text:p>
          </draw:text-box>
        </draw:frame>
        <draw:connector draw:style-name="gr2" draw:text-style-name="P1" draw:layer="layout" svg:x1="36.089cm" svg:y1="13.095cm" svg:x2="30.444cm" svg:y2="13.122cm" draw:start-shape="id5" draw:end-shape="id2" svg:d="m36089 13095h-2822v27h-2823" svg:viewBox="0 0 5646 28">
          <text:p/>
        </draw:connector>
        <draw:frame draw:style-name="gr4" draw:text-style-name="P2" draw:layer="layout" svg:width="4.15cm" svg:height="1.845cm" svg:x="31.753cm" svg:y="11.841cm">
          <draw:text-box>
            <text:p><text:span text:style-name="T1">Lives In</text:span></text:p>
          </draw:text-box>
        </draw:frame>
        <draw:frame draw:style-name="gr5" draw:text-style-name="P3" draw:layer="layout" svg:width="25.654cm" svg:height="2.663cm" svg:x="15.986cm" svg:y="1.762cm">
          <draw:text-box>
            <text:p text:style-name="P1"><text:span text:style-name="T2">General Structure of an Agent</text:span></text:p>
          </draw:text-box>
        </draw:frame>
      </draw:page>
      <draw:page draw:name="page2" draw:style-name="dp1" draw:master-page-name="Default">
        <draw:custom-shape draw:style-name="gr1" draw:text-style-name="P1" xml:id="id7" draw:id="id7" draw:layer="layout" svg:width="9.144cm" svg:height="2.413cm" svg:x="28.997cm" svg:y="8.439cm">
          <text:p text:style-name="P1">Types of Universe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9.017cm" svg:height="2.286cm" svg:x="13.757cm" svg:y="4.883cm">
          <text:p text:style-name="P1">2D Universe (Planes)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9.017cm" svg:height="2.286cm" svg:x="13.884cm" svg:y="8.458cm">
          <text:p text:style-name="P1">GIS Enabled Universe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9.017cm" svg:height="2.286cm" svg:x="13.811cm" svg:y="11.868cm">
          <text:p text:style-name="P1">2D Universe with Polar </text:p>
          <text:p text:style-name="P1">Co-ordinates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8.202cm" svg:y1="15.351cm" svg:x2="18.329cm" svg:y2="20.558cm">
          <text:p/>
        </draw:line>
        <draw:connector draw:style-name="gr2" draw:text-style-name="P1" draw:layer="layout" svg:x1="22.774cm" svg:y1="6.026cm" svg:x2="28.997cm" svg:y2="9.645cm" draw:start-shape="id6" draw:end-shape="id7" svg:d="m22774 6026h3111v3619h3112" svg:viewBox="0 0 6224 3620">
          <text:p/>
        </draw:connector>
        <draw:connector draw:style-name="gr2" draw:text-style-name="P1" draw:layer="layout" svg:x1="22.901cm" svg:y1="9.601cm" svg:x2="28.997cm" svg:y2="9.645cm" draw:start-shape="id8" draw:end-shape="id7" svg:d="m22901 9601h3048v44h3048" svg:viewBox="0 0 6097 45">
          <text:p/>
        </draw:connector>
        <draw:connector draw:style-name="gr2" draw:text-style-name="P1" draw:layer="layout" svg:x1="22.828cm" svg:y1="13.011cm" svg:x2="28.997cm" svg:y2="9.645cm" draw:start-shape="id9" draw:end-shape="id7" svg:d="m22828 13011h3084v-3366h3085" svg:viewBox="0 0 6170 3367">
          <text:p/>
        </draw:connector>
        <draw:frame draw:style-name="gr5" draw:text-style-name="P3" draw:layer="layout" svg:width="25.654cm" svg:height="2.663cm" svg:x="12.303cm" svg:y="1.639cm">
          <draw:text-box>
            <text:p text:style-name="P1"><text:span text:style-name="T2">Types of Agent Universes</text:span></text:p>
          </draw:text-box>
        </draw:frame>
      </draw:page>
      <draw:page draw:name="page3" draw:style-name="dp1" draw:master-page-name="Default">
        <draw:custom-shape draw:style-name="gr1" draw:text-style-name="P1" xml:id="id11" draw:id="id11" draw:layer="layout" svg:width="8.001cm" svg:height="5.207cm" svg:x="20.939cm" svg:y="6.207cm">
          <text:p text:style-name="P1">Agent Controller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" draw:text-style-name="P1" xml:id="id10" draw:id="id10" draw:layer="layout" svg:width="4.064cm" svg:height="3.048cm" svg:x="12.938cm" svg:y="14.081cm">
          <text:p text:style-name="P1">Agen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1" xml:id="id13" draw:id="id13" draw:layer="layout" svg:width="4.699cm" svg:height="3.937cm" svg:x="33.004cm" svg:y="13.192cm">
          <text:p text:style-name="P1">Output System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12" draw:id="id12" draw:layer="layout" svg:width="6.731cm" svg:height="3.302cm" svg:x="21.601cm" svg:y="13.827cm">
          <text:p text:style-name="P1">Communication</text:p>
          <text:p text:style-name="P1">Module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2" draw:text-style-name="P1" draw:layer="layout" svg:x1="14.97cm" svg:y1="14.081cm" svg:x2="20.939cm" svg:y2="8.811cm" draw:start-shape="id10" draw:start-glue-point="4" draw:end-shape="id11" draw:end-glue-point="5" svg:d="m14970 14081v-5270h5969" svg:viewBox="0 0 5970 5271">
          <text:p/>
        </draw:connector>
        <draw:connector draw:style-name="gr2" draw:text-style-name="P1" draw:layer="layout" svg:x1="24.939cm" svg:y1="11.414cm" svg:x2="24.967cm" svg:y2="14.135cm" draw:start-shape="id11" draw:start-glue-point="6" draw:end-shape="id12" draw:end-glue-point="4" svg:d="m24939 11414v1207h28v1514" svg:viewBox="0 0 29 2722">
          <text:p/>
        </draw:connector>
        <draw:connector draw:style-name="gr2" draw:text-style-name="P1" draw:layer="layout" svg:x1="28.94cm" svg:y1="8.811cm" svg:x2="35.354cm" svg:y2="13.192cm" draw:start-shape="id11" draw:start-glue-point="7" draw:end-shape="id13" draw:end-glue-point="5" svg:d="m28940 8811h6414v4381" svg:viewBox="0 0 6415 4382">
          <text:p/>
        </draw:connector>
        <draw:frame draw:style-name="gr5" draw:text-style-name="P3" draw:layer="layout" svg:width="25.654cm" svg:height="2.663cm" svg:x="12.684cm" svg:y="1.766cm">
          <draw:text-box>
            <text:p text:style-name="P1"><text:span text:style-name="T2">Structure of an Agent Controller</text:span></text:p>
          </draw:text-box>
        </draw:frame>
      </draw:page>
      <draw:page draw:name="page4" draw:style-name="dp1" draw:master-page-name="Default">
        <draw:frame draw:style-name="gr5" draw:text-style-name="P3" draw:layer="layout" svg:width="25.654cm" svg:height="2.663cm" svg:x="12.176cm" svg:y="1.635cm">
          <draw:text-box>
            <text:p text:style-name="P1"><text:span text:style-name="T2">Structure of an Agent Controller Network</text:span></text:p>
          </draw:text-box>
        </draw:frame>
        <draw:custom-shape draw:style-name="gr1" draw:text-style-name="P1" xml:id="id14" draw:id="id14" draw:layer="layout" svg:width="5.369cm" svg:height="3.2cm" svg:x="10.525cm" svg:y="5.541cm">
          <text:p text:style-name="P1">Agent Controller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" draw:text-style-name="P1" xml:id="id16" draw:id="id16" draw:layer="layout" svg:width="5.369cm" svg:height="3.2cm" svg:x="10.525cm" svg:y="9.407cm">
          <text:p text:style-name="P1">Agent Controller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" draw:text-style-name="P1" xml:id="id17" draw:id="id17" draw:layer="layout" svg:width="5.369cm" svg:height="3.199cm" svg:x="10.525cm" svg:y="13.407cm">
          <text:p text:style-name="P1">Agent Controller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7" draw:text-style-name="P1" draw:layer="layout" svg:x1="13.06cm" svg:y1="17.273cm" svg:x2="13.06cm" svg:y2="20.739cm">
          <text:p/>
        </draw:line>
        <draw:custom-shape draw:style-name="gr1" draw:text-style-name="P1" xml:id="id15" draw:id="id15" draw:layer="layout" svg:width="10.734cm" svg:height="4.933cm" svg:x="19.323cm" svg:y="8.474cm">
          <text:p text:style-name="P1">RabbitMQ</text:p>
          <text:p text:style-name="P1">Broker Service</text:p>
          <text:p text:style-name="P1">(Communication</text:p>
          <text:p text:style-name="P1">Channel)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" draw:text-style-name="P1" xml:id="id18" draw:id="id18" draw:layer="layout" svg:width="5.367cm" svg:height="3.2cm" svg:x="33.457cm" svg:y="5.456cm">
          <text:p text:style-name="P1">Agent Controller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" draw:text-style-name="P1" xml:id="id19" draw:id="id19" draw:layer="layout" svg:width="5.369cm" svg:height="3.2cm" svg:x="33.604cm" svg:y="9.387cm">
          <text:p text:style-name="P1">Agent Controller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" draw:text-style-name="P1" xml:id="id20" draw:id="id20" draw:layer="layout" svg:width="5.367cm" svg:height="3.2cm" svg:x="33.52cm" svg:y="14.073cm">
          <text:p text:style-name="P1">Agent Controller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7" draw:text-style-name="P1" draw:layer="layout" svg:x1="36.47cm" svg:y1="18.073cm" svg:x2="36.47cm" svg:y2="21.539cm">
          <text:p/>
        </draw:line>
        <draw:connector draw:style-name="gr8" draw:text-style-name="P1" draw:layer="layout" draw:type="curve" svg:x1="15.894cm" svg:y1="7.141cm" svg:x2="19.323cm" svg:y2="10.941cm" draw:start-shape="id14" draw:start-glue-point="7" draw:end-shape="id15" draw:end-glue-point="5" svg:d="m15894 7141c2572 0 858 3800 3429 3800" svg:viewBox="0 0 3430 3801">
          <text:p/>
        </draw:connector>
        <draw:connector draw:style-name="gr8" draw:text-style-name="P1" draw:layer="layout" draw:type="curve" svg:x1="15.894cm" svg:y1="11.007cm" svg:x2="19.323cm" svg:y2="10.941cm" draw:start-shape="id16" draw:start-glue-point="7" draw:end-shape="id15" draw:end-glue-point="5" svg:d="m15894 11007c2572 0 858-66 3429-66" svg:viewBox="0 0 3430 67">
          <text:p/>
        </draw:connector>
        <draw:connector draw:style-name="gr8" draw:text-style-name="P1" draw:layer="layout" draw:type="curve" svg:x1="15.894cm" svg:y1="15.007cm" svg:x2="19.323cm" svg:y2="10.941cm" draw:start-shape="id17" draw:start-glue-point="7" draw:end-shape="id15" draw:end-glue-point="5" svg:d="m15894 15007c2572 0 858-4066 3429-4066" svg:viewBox="0 0 3430 4067">
          <text:p/>
        </draw:connector>
        <draw:connector draw:style-name="gr8" draw:text-style-name="P1" draw:layer="layout" draw:type="curve" svg:x1="30.057cm" svg:y1="10.941cm" svg:x2="33.457cm" svg:y2="7.056cm" draw:start-shape="id15" draw:start-glue-point="8" draw:end-shape="id18" draw:end-glue-point="5" svg:d="m30057 10941c2550 0 850-3885 3400-3885" svg:viewBox="0 0 3401 3886">
          <text:p/>
        </draw:connector>
        <draw:connector draw:style-name="gr8" draw:text-style-name="P1" draw:layer="layout" svg:x1="30.057cm" svg:y1="10.941cm" svg:x2="33.604cm" svg:y2="10.987cm" draw:start-shape="id15" draw:start-glue-point="8" draw:end-shape="id19" draw:end-glue-point="5" svg:d="m30057 10941h1774v46h1773" svg:viewBox="0 0 3548 47">
          <text:p/>
        </draw:connector>
        <draw:connector draw:style-name="gr8" draw:text-style-name="P1" draw:layer="layout" draw:type="curve" svg:x1="30.057cm" svg:y1="10.941cm" svg:x2="33.52cm" svg:y2="15.673cm" draw:start-shape="id15" draw:start-glue-point="8" draw:end-shape="id20" draw:end-glue-point="5" svg:d="m30057 10941c2598 0 867 4732 3463 4732" svg:viewBox="0 0 3464 4733">
          <text:p/>
        </draw:connector>
      </draw:page>
      <draw:page draw:name="page5" draw:style-name="dp1" draw:master-page-name="Default">
        <draw:frame draw:style-name="gr5" draw:text-style-name="P3" draw:layer="layout" svg:width="25.654cm" svg:height="2.663cm" svg:x="13.954cm" svg:y="1.635cm">
          <draw:text-box>
            <text:p text:style-name="P1"><text:span text:style-name="T2">Flow of Messages</text:span></text:p>
          </draw:text-box>
        </draw:frame>
        <draw:custom-shape draw:style-name="gr1" draw:text-style-name="P1" xml:id="id21" draw:id="id21" draw:layer="layout" svg:width="4.572cm" svg:height="3.048cm" svg:x="6.996cm" svg:y="9.001cm">
          <text:p text:style-name="P1">AC 1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" draw:text-style-name="P1" xml:id="id23" draw:id="id23" draw:layer="layout" svg:width="4.572cm" svg:height="3.048cm" svg:x="6.969cm" svg:y="12.71cm">
          <text:p text:style-name="P1">AC 2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" draw:text-style-name="P1" xml:id="id22" draw:id="id22" draw:layer="layout" svg:width="6.731cm" svg:height="4.572cm" svg:x="22.344cm" svg:y="10.961cm">
          <text:p text:style-name="P1">AgentController</text:p>
          <text:p text:style-name="P1">Exchange</text:p>
          <text:p text:style-name="P1">(RabbitMQ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9.382cm" svg:y1="19.034cm" svg:x2="9.382cm" svg:y2="22.336cm">
          <text:p/>
        </draw:line>
        <draw:custom-shape draw:style-name="gr9" draw:text-style-name="P1" draw:layer="layout" svg:width="8.763cm" svg:height="12.999cm" svg:x="34.68cm" svg:y="8.575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7.493cm" svg:height="1.016cm" svg:x="35.524cm" svg:y="9.083cm">
          <draw:text-box>
            <text:p text:style-name="P1"><text:span text:style-name="T1">RabbitMQ Server</text:span></text:p>
          </draw:text-box>
        </draw:frame>
        <draw:custom-shape draw:style-name="gr1" draw:text-style-name="P1" xml:id="id24" draw:id="id24" draw:layer="layout" svg:width="6.223cm" svg:height="1.778cm" svg:x="36.077cm" svg:y="10.988cm">
          <text:p text:style-name="P1">AC1 Queu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xml:id="id25" draw:id="id25" draw:layer="layout" svg:width="6.223cm" svg:height="1.778cm" svg:x="36.077cm" svg:y="13.909cm">
          <text:p text:style-name="P1">AC 2 Queu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7" draw:text-style-name="P1" draw:layer="layout" svg:x1="39.354cm" svg:y1="16.748cm" svg:x2="39.354cm" svg:y2="20.05cm">
          <text:p/>
        </draw:line>
        <draw:connector draw:style-name="gr11" draw:text-style-name="P1" draw:layer="layout" svg:x1="11.568cm" svg:y1="10.525cm" svg:x2="22.344cm" svg:y2="13.247cm" draw:start-shape="id21" draw:start-glue-point="7" draw:end-shape="id22" draw:end-glue-point="6" svg:d="m11568 10525h5388v2722h5388" svg:viewBox="0 0 10777 2723">
          <text:p/>
        </draw:connector>
        <draw:connector draw:style-name="gr11" draw:text-style-name="P1" draw:layer="layout" svg:x1="11.541cm" svg:y1="14.234cm" svg:x2="22.344cm" svg:y2="13.247cm" draw:start-shape="id23" draw:start-glue-point="7" draw:end-shape="id22" draw:end-glue-point="6" svg:d="m11541 14234h5402v-987h5401" svg:viewBox="0 0 10804 988">
          <text:p/>
        </draw:connector>
        <draw:connector draw:style-name="gr12" draw:text-style-name="P1" draw:layer="layout" draw:line-skew="2.412cm -1.314cm" svg:x1="42.3cm" svg:y1="11.877cm" svg:x2="9.282cm" svg:y2="9.001cm" draw:start-shape="id24" draw:start-glue-point="1" draw:end-shape="id21" draw:end-glue-point="4" svg:d="m42300 11877h2913v-4691h-35931v1815" svg:viewBox="0 0 35932 4692">
          <text:p/>
        </draw:connector>
        <draw:connector draw:style-name="gr13" draw:text-style-name="P1" draw:layer="layout" draw:line-skew="2.793cm 1.504cm" svg:x1="42.3cm" svg:y1="14.798cm" svg:x2="9.255cm" svg:y2="15.758cm" draw:start-shape="id25" draw:start-glue-point="1" draw:end-shape="id23" draw:end-glue-point="6" svg:d="m42300 14798h3294v2966h-36339v-2006" svg:viewBox="0 0 36340 2967">
          <text:p/>
        </draw:connector>
        <draw:connector draw:style-name="gr11" draw:text-style-name="P1" draw:layer="layout" svg:x1="29.075cm" svg:y1="13.247cm" svg:x2="36.077cm" svg:y2="11.877cm" draw:start-shape="id22" draw:start-glue-point="10" draw:end-shape="id24" draw:end-glue-point="3" svg:d="m29075 13247h3501v-1370h3501" svg:viewBox="0 0 7003 1371">
          <text:p/>
        </draw:connector>
        <draw:connector draw:style-name="gr11" draw:text-style-name="P1" draw:layer="layout" svg:x1="29.075cm" svg:y1="13.247cm" svg:x2="36.077cm" svg:y2="14.798cm" draw:start-shape="id22" draw:start-glue-point="10" draw:end-shape="id25" draw:end-glue-point="3" svg:d="m29075 13247h3501v1551h3501" svg:viewBox="0 0 7003 1552">
          <text:p/>
        </draw:connector>
        <draw:frame draw:style-name="gr14" draw:layer="layout" svg:width="3.175cm" svg:height="1.393cm" svg:x="29.067cm" svg:y="11.668cm">
          <draw:text-box>
            <text:p>Fan Out</text:p>
          </draw:text-box>
        </draw:frame>
        <draw:frame draw:style-name="gr15" draw:layer="layout" svg:width="4.318cm" svg:height="1.012cm" svg:x="12.176cm" svg:y="9.255cm">
          <draw:text-box>
            <text:p>AC1 Send</text:p>
          </draw:text-box>
        </draw:frame>
        <draw:frame draw:style-name="gr15" draw:layer="layout" svg:width="4.318cm" svg:height="1.012cm" svg:x="12.222cm" svg:y="13.069cm">
          <draw:text-box>
            <text:p>AC2 Send</text:p>
          </draw:text-box>
        </draw:frame>
        <draw:frame draw:style-name="gr15" draw:layer="layout" svg:width="4.318cm" svg:height="1.012cm" svg:x="24.114cm" svg:y="5.957cm">
          <draw:text-box>
            <text:p>AC1 Read</text:p>
          </draw:text-box>
        </draw:frame>
        <draw:frame draw:style-name="gr15" draw:layer="layout" svg:width="4.318cm" svg:height="1.012cm" svg:x="23.987cm" svg:y="16.748cm">
          <draw:text-box>
            <text:p>AC2 Read</text:p>
          </draw:text-box>
        </draw:frame>
      </draw:page>
      <draw:page draw:name="page6" draw:style-name="dp1" draw:master-page-name="Default">
        <draw:custom-shape draw:style-name="gr16" draw:text-style-name="P1" xml:id="id31" draw:id="id31" draw:layer="layout" svg:width="3.302cm" svg:height="13.716cm" svg:x="13.375cm" svg:y="4.732cm">
          <text:p text:style-name="P1">Output</text:p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16" draw:text-style-name="P1" xml:id="id27" draw:id="id27" draw:layer="layout" svg:width="8.033cm" svg:height="5.429cm" svg:x="41.862cm" svg:y="8.893cm">
          <text:p text:style-name="P1">RabbitMQ</text:p>
          <text:p text:style-name="P1">Broker Service</text:p>
          <text:p text:style-name="P1">(Communication</text:p>
          <text:p text:style-name="P1">Channel)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7" draw:text-style-name="P1" draw:layer="layout" svg:x1="36.815cm" svg:y1="7.687cm" svg:x2="41.862cm" svg:y2="11.608cm" draw:start-shape="id26" draw:start-glue-point="1" draw:end-shape="id27" draw:end-glue-point="5" svg:d="m36815 7687h2523v3921h2524" svg:viewBox="0 0 5048 3922">
          <text:p/>
        </draw:connector>
        <draw:connector draw:style-name="gr17" draw:text-style-name="P1" draw:layer="layout" svg:x1="36.815cm" svg:y1="11.587cm" svg:x2="41.862cm" svg:y2="11.608cm" draw:start-shape="id28" draw:start-glue-point="1" draw:end-shape="id27" draw:end-glue-point="5" svg:d="m36815 11587h2523v21h2524" svg:viewBox="0 0 5048 22">
          <text:p/>
        </draw:connector>
        <draw:connector draw:style-name="gr18" draw:text-style-name="P1" draw:layer="layout" svg:x1="36.815cm" svg:y1="20.187cm" svg:x2="41.862cm" svg:y2="11.608cm" draw:start-shape="id29" draw:start-glue-point="1" draw:end-shape="id27" draw:end-glue-point="5" svg:d="m36815 20187h2523v-8579h2524" svg:viewBox="0 0 5048 8580">
          <text:p/>
        </draw:connector>
        <draw:connector draw:style-name="gr19" draw:text-style-name="P1" draw:layer="layout" svg:x1="20.559cm" svg:y1="7.684cm" svg:x2="16.677cm" svg:y2="11.59cm" draw:start-shape="id30" draw:start-glue-point="3" draw:end-shape="id31" draw:end-glue-point="1" svg:d="m20559 7684h-1941v3906h-1941" svg:viewBox="0 0 3883 3907">
          <text:p/>
        </draw:connector>
        <draw:connector draw:style-name="gr19" draw:text-style-name="P1" draw:layer="layout" svg:x1="20.559cm" svg:y1="11.584cm" svg:x2="16.677cm" svg:y2="11.59cm" draw:start-shape="id32" draw:start-glue-point="3" draw:end-shape="id31" draw:end-glue-point="1" svg:d="m20559 11584h-1941v6h-1941" svg:viewBox="0 0 3883 7">
          <text:p/>
        </draw:connector>
        <draw:connector draw:style-name="gr19" draw:text-style-name="P1" draw:layer="layout" svg:x1="20.559cm" svg:y1="20.184cm" svg:x2="16.677cm" svg:y2="11.59cm" draw:start-shape="id33" draw:start-glue-point="3" draw:end-shape="id31" draw:end-glue-point="1" svg:d="m20559 20184h-1941v-8594h-1941" svg:viewBox="0 0 3883 8595">
          <text:p/>
        </draw:connector>
        <draw:line draw:style-name="gr20" draw:text-style-name="P1" draw:layer="layout" svg:x1="13.371cm" svg:y1="7.642cm" svg:x2="6.513cm" svg:y2="7.642cm">
          <text:p/>
        </draw:line>
        <draw:line draw:style-name="gr21" draw:text-style-name="P1" draw:layer="layout" svg:x1="13.371cm" svg:y1="13.342cm" svg:x2="6.513cm" svg:y2="13.342cm">
          <text:p/>
        </draw:line>
        <draw:frame draw:style-name="gr22" draw:layer="layout" svg:width="3.683cm" svg:height="1.901cm" svg:x="8.493cm" svg:y="5.773cm">
          <draw:text-box>
            <text:p>Stream</text:p>
            <text:p>Output</text:p>
          </draw:text-box>
        </draw:frame>
        <draw:frame draw:style-name="gr22" draw:layer="layout" svg:width="3.556cm" svg:height="1.901cm" svg:x="8.366cm" svg:y="11.459cm">
          <draw:text-box>
            <text:p>Packet</text:p>
            <text:p>Output</text:p>
          </draw:text-box>
        </draw:frame>
        <draw:frame draw:style-name="gr5" draw:text-style-name="P3" draw:layer="layout" svg:width="25.654cm" svg:height="2.663cm" svg:x="13.645cm" svg:y="1.576cm">
          <draw:text-box>
            <text:p text:style-name="P1"><text:span text:style-name="T2">High Level Architecture of Phoenix</text:span></text:p>
          </draw:text-box>
        </draw:frame>
        <draw:g>
          <draw:custom-shape draw:style-name="gr16" draw:text-style-name="P1" xml:id="id30" draw:id="id30" draw:layer="layout" svg:width="3.81cm" svg:height="1.905cm" svg:x="20.559cm" svg:y="6.732cm">
            <text:p text:style-name="P1">Output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3.81cm" svg:height="1.905cm" svg:x="24.359cm" svg:y="6.733cm">
            <text:p text:style-name="P1">Modules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3.81cm" svg:height="1.905cm" svg:x="28.159cm" svg:y="6.734cm">
            <text:p text:style-name="P1">Agents</text:p>
            <draw:enhanced-geometry svg:viewBox="0 0 21600 21600" draw:type="rectangle" draw:enhanced-path="M 0 0 L 21600 0 21600 21600 0 21600 0 0 Z N"/>
          </draw:custom-shape>
          <draw:custom-shape draw:style-name="gr16" draw:text-style-name="P1" xml:id="id26" draw:id="id26" draw:layer="layout" svg:width="4.856cm" svg:height="1.905cm" svg:x="31.959cm" svg:y="6.735cm">
            <text:p text:style-name="P1">Communication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16.256cm" svg:height="1.143cm" svg:x="20.558cm" svg:y="5.645cm">
            <text:p text:style-name="P1">Agent Controller 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" xml:id="id32" draw:id="id32" draw:layer="layout" svg:width="3.81cm" svg:height="1.905cm" svg:x="20.559cm" svg:y="10.632cm">
            <text:p text:style-name="P1">Output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3.81cm" svg:height="1.905cm" svg:x="24.359cm" svg:y="10.633cm">
            <text:p text:style-name="P1">Modules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3.81cm" svg:height="1.905cm" svg:x="28.159cm" svg:y="10.634cm">
            <text:p text:style-name="P1">Agents</text:p>
            <draw:enhanced-geometry svg:viewBox="0 0 21600 21600" draw:type="rectangle" draw:enhanced-path="M 0 0 L 21600 0 21600 21600 0 21600 0 0 Z N"/>
          </draw:custom-shape>
          <draw:custom-shape draw:style-name="gr16" draw:text-style-name="P1" xml:id="id28" draw:id="id28" draw:layer="layout" svg:width="4.856cm" svg:height="1.905cm" svg:x="31.959cm" svg:y="10.635cm">
            <text:p text:style-name="P1">Communication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16.256cm" svg:height="1.143cm" svg:x="20.558cm" svg:y="9.446cm">
            <text:p text:style-name="P1">Agent Controller 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" xml:id="id33" draw:id="id33" draw:layer="layout" svg:width="3.81cm" svg:height="1.905cm" svg:x="20.559cm" svg:y="19.232cm">
            <text:p text:style-name="P1">Output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3.81cm" svg:height="1.905cm" svg:x="24.359cm" svg:y="19.233cm">
            <text:p text:style-name="P1">Modules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3.81cm" svg:height="1.905cm" svg:x="28.159cm" svg:y="19.234cm">
            <text:p text:style-name="P1">Agents</text:p>
            <draw:enhanced-geometry svg:viewBox="0 0 21600 21600" draw:type="rectangle" draw:enhanced-path="M 0 0 L 21600 0 21600 21600 0 21600 0 0 Z N"/>
          </draw:custom-shape>
          <draw:custom-shape draw:style-name="gr16" draw:text-style-name="P1" xml:id="id29" draw:id="id29" draw:layer="layout" svg:width="4.856cm" svg:height="1.905cm" svg:x="31.959cm" svg:y="19.235cm">
            <text:p text:style-name="P1">Communication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16.256cm" svg:height="1.143cm" svg:x="20.558cm" svg:y="18.046cm">
            <text:p text:style-name="P1">Agent Controller n</text:p>
            <draw:enhanced-geometry svg:viewBox="0 0 21600 21600" draw:type="rectangle" draw:enhanced-path="M 0 0 L 21600 0 21600 21600 0 21600 0 0 Z N"/>
          </draw:custom-shape>
        </draw:g>
        <draw:line draw:style-name="gr7" draw:text-style-name="P1" draw:layer="layout" svg:x1="28.178cm" svg:y1="13.7cm" svg:x2="28.178cm" svg:y2="17.0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53.34cm" fo:page-height="24.9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rsha K</meta:initial-creator>
    <meta:creation-date>2013-05-14T11:12:42</meta:creation-date>
    <dc:date>2013-05-15T10:55:45</dc:date>
    <dc:creator>Harsha K</dc:creator>
    <meta:editing-duration>PT7H18M5S</meta:editing-duration>
    <meta:editing-cycles>25</meta:editing-cycles>
    <meta:generator>LibreOffice/4.0.3.3$Linux_X86_64 LibreOffice_project/400m0$Build-3</meta:generator>
    <meta:document-statistic meta:object-count="101"/>
  </office:meta>
</office:document-meta>
</file>